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>
        <style:tab-stops>
          <style:tab-stop style:position="0cm"/>
          <style:tab-stop style:position="0.476cm"/>
        </style:tab-stops>
      </style:paragraph-properties>
      <style:text-properties style:font-name="verdana" fo:font-size="16pt" fo:font-weight="bold" officeooo:rsid="001b624e" officeooo:paragraph-rsid="001b624e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-1cm" fo:margin-right="-1cm" fo:text-indent="0cm" style:auto-text-indent="false" fo:background-color="transparent">
        <style:tab-stops>
          <style:tab-stop style:position="0cm"/>
          <style:tab-stop style:position="0.476cm"/>
        </style:tab-stops>
      </style:paragraph-properties>
      <style:text-properties style:font-name="verdana" fo:font-size="16pt" fo:font-weight="bold" officeooo:rsid="001b624e" officeooo:paragraph-rsid="001b624e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-1cm" fo:margin-right="-1cm" fo:text-indent="0cm" style:auto-text-indent="false" fo:background-color="transparent">
        <style:tab-stops>
          <style:tab-stop style:position="0cm"/>
          <style:tab-stop style:position="0.476cm"/>
        </style:tab-stops>
      </style:paragraph-properties>
      <style:text-properties style:font-name="verdana" fo:font-size="12pt" fo:font-weight="bold" officeooo:rsid="001b624e" officeooo:paragraph-rsid="001b624e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2EE – JEE (Java Enterprice Edition)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31cm" fo:margin-right="1.0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0:07:35.996597888</meta:creation-date>
    <dc:date>2018-04-29T00:30:09.729274900</dc:date>
    <meta:editing-duration>PT12M23S</meta:editing-duration>
    <meta:editing-cycles>1</meta:editing-cycles>
    <meta:document-statistic meta:table-count="0" meta:image-count="0" meta:object-count="0" meta:page-count="1" meta:paragraph-count="1" meta:word-count="5" meta:character-count="36" meta:non-whitespace-character-count="31"/>
    <meta:generator>LibreOffice/5.1.6.2$Linux_X86_64 LibreOffice_project/10m0$Build-2</meta:generator>
  </office:meta>
</office:document-meta>
</file>